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InvocationsFinderTest.provides_stubbings_in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lInvocationsFinderTest.deduplicates_interactions_from_the_same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llInvocationsFinderTest.no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lInvocationsFinderTest.assertArgumentEquals( Object argumentValue , 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lInvocationsFinderTest.provides_invocations_in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llInvocationsFin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